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float" office:value="1">
            <text:p>1</text:p>
          </table:table-cell>
          <table:table-cell table:style-name="pd1" office:value-type="string" office:value="FD">
            <text:p>FD</text:p>
          </table:table-cell>
          <table:table-cell table:style-name="pd1" office:value-type="string" office:value="1.1">
            <text:p>1.1</text:p>
          </table:table-cell>
          <table:table-cell table:style-name="pd1" office:value-type="string" office:value="O">
            <text:p>O</text:p>
          </table:table-cell>
          <table:table-cell table:style-name="pd1" office:value-type="string" office:value="1st">
            <text:p>1st</text:p>
          </table:table-cell>
          <table:table-cell table:style-name="pd1" office:value-type="float" office:value="10">
            <text:p>10</text:p>
          </table:table-cell>
          <table:table-cell table:style-name="pd1" office:value-type="string" office:value="p">
            <text:p>p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1.2">
            <text:p>1.2</text:p>
          </table:table-cell>
          <table:table-cell table:style-name="pd1" office:value-type="string" office:value="1.3">
            <text:p>1.3</text:p>
          </table:table-cell>
          <table:table-cell table:style-name="pd1" office:value-type="string" office:value="Unnamed: 10">
            <text:p>Unnamed: 10</text:p>
          </table:table-cell>
          <table:table-cell table:style-name="pd1" office:value-type="string" office:value="?">
            <text:p>?</text:p>
          </table:table-cell>
          <table:table-cell table:style-name="pd1" office:value-type="string" office:value="?.1">
            <text:p>?.1</text:p>
          </table:table-cell>
          <table:table-cell table:style-name="pd1" office:value-type="string" office:value="?.2">
            <text:p>?.2</text:p>
          </table:table-cell>
          <table:table-cell table:style-name="pd1" office:value-type="string" office:value="Unnamed: 14">
            <text:p>Unnamed: 14</text:p>
          </table:table-cell>
          <table:table-cell table:style-name="pd1" office:value-type="string" office:value="Unnamed: 15">
            <text:p>Unnamed: 15</text:p>
          </table:table-cell>
          <table:table-cell table:style-name="pd1" office:value-type="string" office:value="Unnamed: 16">
            <text:p>Unnamed: 16</text:p>
          </table:table-cell>
          <table:table-cell table:style-name="pd1" office:value-type="string" office:value="Unnamed: 17">
            <text:p>Unnamed: 17</text:p>
          </table:table-cell>
          <table:table-cell table:style-name="pd1" office:value-type="string" office:value="Unnamed: 18">
            <text:p>Unnamed: 18</text:p>
          </table:table-cell>
          <table:table-cell table:style-name="pd1" office:value-type="string" office:value="Unnamed: 19">
            <text:p>Unnamed: 19</text:p>
          </table:table-cell>
          <table:table-cell table:style-name="pd1" office:value-type="string" office:value="Unnamed: 20">
            <text:p>Unnamed: 20</text:p>
          </table:table-cell>
          <table:table-cell table:style-name="pd1" office:value-type="string" office:value="Unnamed: 21">
            <text:p>Unnamed: 21</text:p>
          </table:table-cell>
          <table:table-cell table:style-name="pd1" office:value-type="string" office:value="Unnamed: 22">
            <text:p>Unnamed: 22</text:p>
          </table:table-cell>
          <table:table-cell table:style-name="pd1" office:value-type="string" office:value="Unnamed: 23">
            <text:p>Unnamed: 23</text:p>
          </table:table-cell>
          <table:table-cell table:style-name="pd1" office:value-type="string" office:value="Unnamed: 24">
            <text:p>Unnamed: 24</text:p>
          </table:table-cell>
          <table:table-cell table:style-name="pd1" office:value-type="string" office:value="Unnamed: 25">
            <text:p>Unnamed: 25</text:p>
          </table:table-cell>
          <table:table-cell table:style-name="pd1" office:value-type="string" office:value="Unnamed: 26">
            <text:p>Unnamed: 26</text:p>
          </table:table-cell>
          <table:table-cell table:style-name="pd1" office:value-type="string" office:value="Unnamed: 27">
            <text:p>Unnamed: 27</text:p>
          </table:table-cell>
          <table:table-cell table:style-name="pd1" office:value-type="string" office:value="Unnamed: 28">
            <text:p>Unnamed: 28</text:p>
          </table:table-cell>
          <table:table-cell table:style-name="pd1" office:value-type="string" office:value="Unnamed: 29">
            <text:p>Unnamed: 29</text:p>
          </table:table-cell>
          <table:table-cell table:style-name="pd1" office:value-type="string" office:value="not on video">
            <text:p>not on video</text:p>
          </table:table-cell>
          <table:table-cell table:style-name="pd1" office:value-type="string" office:value="Unnamed: 31">
            <text:p>Unnamed: 31</text:p>
          </table:table-cell>
          <table:table-cell table:style-name="pd1" office:value-type="string" office:value="Unnamed: 32">
            <text:p>Unnamed: 32</text:p>
          </table:table-cell>
          <table:table-cell table:style-name="pd1" office:value-type="string" office:value="Unnamed: 33">
            <text:p>Unnamed: 33</text:p>
          </table:table-cell>
          <table:table-cell table:style-name="pd1" office:value-type="string" office:value="Unnamed: 34">
            <text:p>Unnamed: 34</text:p>
          </table:table-cell>
          <table:table-cell table:style-name="pd1" office:value-type="string" office:value="d.1">
            <text:p>d.1</text:p>
          </table:table-cell>
          <table:table-cell table:style-name="pd1" office:value-type="string" office:value="d.2">
            <text:p>d.2</text:p>
          </table:table-cell>
          <table:table-cell table:style-name="pd1" office:value-type="string" office:value="d.3">
            <text:p>d.3</text:p>
          </table:table-cell>
          <table:table-cell table:style-name="pd1" office:value-type="string" office:value="Unnamed: 38">
            <text:p>Unnamed: 38</text:p>
          </table:table-cell>
          <table:table-cell table:style-name="pd1" office:value-type="float" office:value="0">
            <text:p/>
          </table:table-cell>
          <table:table-cell table:style-name="pd1" office:value-type="string" office:value="0.1">
            <text:p>0.1</text:p>
          </table:table-cell>
          <table:table-cell table:style-name="pd1" office:value-type="string" office:value="Unnamed: 41">
            <text:p>Unnamed: 41</text:p>
          </table:table-cell>
          <table:table-cell table:style-name="pd1" office:value-type="string" office:value="1.4">
            <text:p>1.4</text:p>
          </table:table-cell>
          <table:table-cell table:style-name="pd1" office:value-type="float" office:value="15">
            <text:p>15</text:p>
          </table:table-cell>
          <table:table-cell table:style-name="pd1" office:value-type="string" office:value="0.2">
            <text:p>0.2</text:p>
          </table:table-cell>
          <table:table-cell table:style-name="pd1" office:value-type="float" office:value="75">
            <text:p>75</text:p>
          </table:table-cell>
          <table:table-cell table:style-name="pd1" office:value-type="string" office:value="Unnamed: 46">
            <text:p>Unnamed: 46</text:p>
          </table:table-cell>
          <table:table-cell table:style-name="pd1" office:value-type="string" office:value="0.3">
            <text:p>0.3</text:p>
          </table:table-cell>
          <table:table-cell table:style-name="pd1" office:value-type="string" office:value="Pass Incompletion">
            <text:p>Pass Incompletion</text:p>
          </table:table-cell>
          <table:table-cell table:style-name="pd1" office:value-type="string" office:value="Brayden Schager pass incomplete">
            <text:p>Brayden Schager pass incomplete</text:p>
          </table:table-cell>
          <table:table-cell table:style-name="pd1" office:value-type="string" office:value="Unnamed: 50">
            <text:p>Unnamed: 50</text:p>
          </table:table-cell>
          <table:table-cell table:style-name="pd1" office:value-type="string" office:value="Unnamed: 51">
            <text:p>Unnamed: 51</text:p>
          </table:table-cell>
          <table:table-cell table:style-name="pd1" office:value-type="string" office:value="Unnamed: 52">
            <text:p>Unnamed: 52</text:p>
          </table:table-cell>
          <table:table-cell table:style-name="pd1" office:value-type="string" office:value="Unnamed: 53">
            <text:p>Unnamed: 53</text:p>
          </table:table-cell>
          <table:table-cell table:style-name="pd1" office:value-type="string" office:value="Unnamed: 54">
            <text:p>Unnamed: 54</text:p>
          </table:table-cell>
          <table:table-cell table:style-name="pd1" office:value-type="string" office:value="Unnamed: 55">
            <text:p>Unnamed: 55</text:p>
          </table:table-cell>
          <table:table-cell table:style-name="pd1" office:value-type="string" office:value="0.4">
            <text:p>0.4</text:p>
          </table:table-cell>
          <table:table-cell table:style-name="pd1" office:value-type="string" office:value="True.5">
            <text:p>True.5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">
            <text:p>2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t on video">
            <text:p>not on vide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">
            <text:p>3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t on video">
            <text:p>not on vide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">
            <text:p>4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">
            <text:p>5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r">
            <text:p>r</text:p>
          </table:table-cell>
          <table:table-cell office:value-type="string" office:value="d">
            <text:p>d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p11">
            <text:p>p11</text:p>
          </table:table-cell>
          <table:table-cell office:value-type="float" office:value="222">
            <text:p>222</text:p>
          </table:table-cell>
          <table:table-cell office:value-type="string" office:value="oz">
            <text:p>oz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  <table:table-cell office:value-type="float" office:value="94.0">
            <text:p>94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BCS">
            <text:p>B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80.0">
            <text:p>80.0</text:p>
          </table:table-cell>
          <table:table-cell office:value-type="string" office:value="">
            <text:p/>
          </table:table-cell>
          <table:table-cell office:value-type="float" office:value="-3.0">
            <text:p>-3.0</text:p>
          </table:table-cell>
          <table:table-cell office:value-type="string" office:value="Rush">
            <text:p>Rush</text:p>
          </table:table-cell>
          <table:table-cell office:value-type="string" office:value="Tylan Hines run for a loss of 3 yards to the HAW 17">
            <text:p>Tylan Hines run for a loss of 3 yards to the HAW 17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-3.0">
            <text:p>-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">
            <text:p>6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3.0">
            <text:p>13.0</text:p>
          </table:table-cell>
          <table:table-cell office:value-type="string" office:value="r">
            <text:p>r</text:p>
          </table:table-cell>
          <table:table-cell office:value-type="string" office:value="d">
            <text:p>d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ozr">
            <text:p>ozr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2.0">
            <text:p>92.0</text:p>
          </table:table-cell>
          <table:table-cell office:value-type="float" office:value="94.0">
            <text:p>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83.0">
            <text:p>83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Rush">
            <text:p>Rush</text:p>
          </table:table-cell>
          <table:table-cell office:value-type="string" office:value="Tylan Hines run for 5 yds to the HAW 22">
            <text:p>Tylan Hines run for 5 yds to the HAW 22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">
            <text:p>7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8.0">
            <text:p>8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string" office:value="b">
            <text:p>b</text:p>
          </table:table-cell>
          <table:table-cell office:value-type="string" office:value="01">
            <text:p>01</text:p>
          </table:table-cell>
          <table:table-cell office:value-type="float" office:value="222">
            <text:p>222</text:p>
          </table:table-cell>
          <table:table-cell office:value-type="string" office:value="out">
            <text:p>out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2.0">
            <text:p>72.0</text:p>
          </table:table-cell>
          <table:table-cell office:value-type="float" office:value="13.0">
            <text:p>13.0</text:p>
          </table:table-cell>
          <table:table-cell office:value-type="float" office:value="92.0">
            <text:p>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string" office:value="rollout, wide open but misplaced ball, 86 can't toetap, 92 on twist hits QB but had time to throw, uncalled holding by 72, BCA on route">
            <text:p>rollout, wide open but misplaced ball, 86 can't toetap, 92 on twist hits QB but had time to throw, uncalled holding by 72, BCA on rou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">
            <text:p>8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9">
            <text:p>9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o12">
            <text:p>o12</text:p>
          </table:table-cell>
          <table:table-cell office:value-type="float" office:value="303">
            <text:p>303</text:p>
          </table:table-cell>
          <table:table-cell office:value-type="string" office:value="flat">
            <text:p>flat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5 yds to the HAW 30">
            <text:p>Brayden Schager pass complete to Pofele Ashlock for 5 yds to the HAW 3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0">
            <text:p>10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5.0">
            <text:p>5.0</text:p>
          </table:table-cell>
          <table:table-cell office:value-type="string" office:value="r">
            <text:p>r</text:p>
          </table:table-cell>
          <table:table-cell office:value-type="string" office:value="d">
            <text:p>d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p12">
            <text:p>p12</text:p>
          </table:table-cell>
          <table:table-cell office:value-type="float" office:value="322">
            <text:p>322</text:p>
          </table:table-cell>
          <table:table-cell office:value-type="string" office:value="oz">
            <text:p>oz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  <table:table-cell office:value-type="float" office:value="17.0">
            <text:p>17.0</text:p>
          </table:table-cell>
          <table:table-cell office:value-type="float" office:value="66.0">
            <text:p>66.0</text:p>
          </table:table-cell>
          <table:table-cell office:value-type="float" office:value="98.0">
            <text:p>98.0</text:p>
          </table:table-cell>
          <table:table-cell office:value-type="float" office:value="23.0">
            <text:p>23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D beats multiple UH blockers, nowhere for the back to go, TFL">
            <text:p>FD beats multiple UH blockers, nowhere for the back to go, TFL</text:p>
          </table:table-cell>
          <table:table-cell office:value-type="float" office:value="18.2">
            <text:p>18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float" office:value="25.0">
            <text:p>25.0</text:p>
          </table:table-cell>
          <table:table-cell office:value-type="float" office:value="70.0">
            <text:p>70.0</text:p>
          </table:table-cell>
          <table:table-cell office:value-type="string" office:value="">
            <text:p/>
          </table:table-cell>
          <table:table-cell office:value-type="float" office:value="-5.0">
            <text:p>-5.0</text:p>
          </table:table-cell>
          <table:table-cell office:value-type="string" office:value="Rush">
            <text:p>Rush</text:p>
          </table:table-cell>
          <table:table-cell office:value-type="string" office:value="Tylan Hines run for a loss of 5 yards to the HAW 25">
            <text:p>Tylan Hines run for a loss of 5 yards to the HAW 25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-5.0">
            <text:p>-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1">
            <text:p>11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31">
            <text:p>231</text:p>
          </table:table-cell>
          <table:table-cell office:value-type="string" office:value="in">
            <text:p>in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  <table:table-cell office:value-type="float" office:value="78.0">
            <text:p>78.0</text:p>
          </table:table-cell>
          <table:table-cell office:value-type="float" office:value="61.0">
            <text:p>61.0</text:p>
          </table:table-cell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wat, IOL collapsing 7 yards, QB has no room to operate and too easy for swat on intermediate throw">
            <text:p>swat, IOL collapsing 7 yards, QB has no room to operate and too easy for swat on intermediate throw</text:p>
          </table:table-cell>
          <table:table-cell office:value-type="float" office:value="19.01">
            <text:p>19.01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2">
            <text:p>12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3">
            <text:p>13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i1, !!! no pressure but nobody open, high angle replay, only deep route is TE and FD's crappy secondary can cover him, no 86 deep = no play">
            <text:p>Dori1, !!! no pressure but nobody open, high angle replay, only deep route is TE and FD's crappy secondary can cover him, no 86 deep = no play</text:p>
          </table:table-cell>
          <table:table-cell office:value-type="float" office:value="25.27">
            <text:p>25.27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Rush">
            <text:p>Rush</text:p>
          </table:table-cell>
          <table:table-cell office:value-type="string" office:value="Brayden Schager run for 1 yd to the HAW 26">
            <text:p>Brayden Schager run for 1 yd to the HAW 26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4">
            <text:p>14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9.0">
            <text:p>9.0</text:p>
          </table:table-cell>
          <table:table-cell office:value-type="string" office:value="r">
            <text:p>r</text:p>
          </table:table-cell>
          <table:table-cell office:value-type="string" office:value="d">
            <text:p>d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iz">
            <text:p>iz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lding">
            <text:p>hold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string" office:value="Penalty">
            <text:p>Penalty</text:p>
          </table:table-cell>
          <table:table-cell office:value-type="string" office:value="HINES, Tylan rush up the middle for a gain of 2 yards to the HAW28 (AYBAR, Wilfredo). PENALTY HAW Holding on ATKINS, Joshua enforced 10 yards from the HAW26 to the HAW16 [NHSG]. NO PLAY (replay the down).">
            <text:p>HINES, Tylan rush up the middle for a gain of 2 yards to the HAW28 (AYBAR, Wilfredo). PENALTY HAW Holding on ATKINS, Joshua enforced 10 yards from the HAW26 to the HAW16 [NHSG]. NO PLAY (replay the down).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5">
            <text:p>15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9.0">
            <text:p>19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string" office:value="Rush3, fd0 is spy, but then can't chase down QB who runs 20 yds for 1st down on 2nd &amp; 19, 8 taking a nap in coverage">
            <text:p>Rush3, fd0 is spy, but then can't chase down QB who runs 20 yds for 1st down on 2nd &amp; 19, 8 taking a nap in coverage</text:p>
          </table:table-cell>
          <table:table-cell office:value-type="float" office:value="27.15">
            <text:p>27.15</text:p>
          </table:table-cell>
          <table:table-cell office:value-type="string" office:value="">
            <text:p/>
          </table:table-cell>
          <table:table-cell office:value-type="string" office:value="fd">
            <text:p>fd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string" office:value="Rush">
            <text:p>Rush</text:p>
          </table:table-cell>
          <table:table-cell office:value-type="string" office:value="Brayden Schager run for 21 yds to the HAW 37 for a 1ST down">
            <text:p>Brayden Schager run for 21 yds to the HAW 3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6">
            <text:p>16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ack">
            <text:p>sack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17.0">
            <text:p>17.0</text:p>
          </table:table-cell>
          <table:table-cell office:value-type="float" office:value="23.0">
            <text:p>23.0</text:p>
          </table:table-cell>
          <table:table-cell office:value-type="float" office:value="98.0">
            <text:p>98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Blitz6, 17 doesn't even really block their best edge guy, two OL beat">
            <text:p>Blitz6, 17 doesn't even really block their best edge guy, two OL beat</text:p>
          </table:table-cell>
          <table:table-cell office:value-type="float" office:value="27.5">
            <text:p>27.5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float" office:value="-5.0">
            <text:p>-5.0</text:p>
          </table:table-cell>
          <table:table-cell office:value-type="string" office:value="Sack">
            <text:p>Sack</text:p>
          </table:table-cell>
          <table:table-cell office:value-type="string" office:value="Brayden Schager sacked by David Bailey for a loss of 5 yards to the HAW 32">
            <text:p>Brayden Schager sacked by David Bailey for a loss of 5 yards to the HAW 32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-5.0">
            <text:p>-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7">
            <text:p>17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5.0">
            <text:p>15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13">
            <text:p>213</text:p>
          </table:table-cell>
          <table:table-cell office:value-type="string" office:value="flat">
            <text:p>flat</text:p>
          </table:table-cell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68.0">
            <text:p>6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Greyson Morgan for 5 yds to the HAW 37">
            <text:p>Brayden Schager pass complete to Greyson Morgan for 5 yds to the HAW 37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8">
            <text:p>18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132">
            <text:p>132</text:p>
          </table:table-cell>
          <table:table-cell office:value-type="string" office:value="drag">
            <text:p>drag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8.0">
            <text:p>98.0</text:p>
          </table:table-cell>
          <table:table-cell office:value-type="float" office:value="14.0">
            <text:p>14.0</text:p>
          </table:table-cell>
          <table:table-cell office:value-type="float" office:value="51.0">
            <text:p>51.0</text:p>
          </table:table-cell>
          <table:table-cell office:value-type="float" office:value="0.0">
            <text:p/>
          </table:table-cell>
          <table:table-cell office:value-type="string" office:value="4-second pocket, zero pressure, BCA on route but long drag and 0 can't cover">
            <text:p>4-second pocket, zero pressure, BCA on route but long drag and 0 can't cover</text:p>
          </table:table-cell>
          <table:table-cell office:value-type="float" office:value="29.12">
            <text:p>29.12</text:p>
          </table:table-cell>
          <table:table-cell office:value-type="string" office:value="">
            <text:p/>
          </table:table-cell>
          <table:table-cell office:value-type="string" office:value="fd">
            <text:p>fd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12 yds to the HAW 49 for a 1ST down">
            <text:p>Brayden Schager pass complete to Koali Nishigaya for 12 yds to the HAW 49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19">
            <text:p>19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out">
            <text:p>out</text:p>
          </table:table-cell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.0">
            <text:p>20.0</text:p>
          </table:table-cell>
          <table:table-cell office:value-type="string" office:value="dori2, BCA">
            <text:p>dori2, B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51.0">
            <text:p>51.0</text:p>
          </table:table-cell>
          <table:table-cell office:value-type="string" office:value="">
            <text:p/>
          </table:table-cell>
          <table:table-cell office:value-type="float" office:value="14.0">
            <text:p>14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Alex Perry for 14 yds to the STAN 37 for a 1ST down">
            <text:p>Brayden Schager pass complete to Alex Perry for 14 yds to the STAN 3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4.0">
            <text:p>14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0">
            <text:p>20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p11">
            <text:p>p11</text:p>
          </table:table-cell>
          <table:table-cell office:value-type="float" office:value="222">
            <text:p>222</text:p>
          </table:table-cell>
          <table:table-cell office:value-type="string" office:value="outside RB">
            <text:p>outside RB</text:p>
          </table:table-cell>
          <table:table-cell office:value-type="float" office:value="30.0">
            <text:p>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1.0">
            <text:p>11.0</text:p>
          </table:table-cell>
          <table:table-cell office:value-type="string" office:value="nickel, 2-high, RB coverage is OLB who is slow as shit, beats him to corner while DBs run off">
            <text:p>nickel, 2-high, RB coverage is OLB who is slow as shit, beats him to corner while DBs run off</text:p>
          </table:table-cell>
          <table:table-cell office:value-type="float" office:value="30.13">
            <text:p>30.13</text:p>
          </table:table-cell>
          <table:table-cell office:value-type="string" office:value="">
            <text:p/>
          </table:table-cell>
          <table:table-cell office:value-type="string" office:value="fd">
            <text:p>fd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59.0">
            <text:p>59.0</text:p>
          </table:table-cell>
          <table:table-cell office:value-type="float" office:value="37.0">
            <text:p>37.0</text:p>
          </table:table-cell>
          <table:table-cell office:value-type="string" office:value="">
            <text:p/>
          </table:table-cell>
          <table:table-cell office:value-type="float" office:value="17.0">
            <text:p>17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Landon Sims for 17 yds to the STAN 20 for a 1ST down">
            <text:p>Brayden Schager pass complete to Landon Sims for 17 yds to the STAN 20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7.0">
            <text:p>17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1">
            <text:p>21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0.0">
            <text:p>40.0</text:p>
          </table:table-cell>
          <table:table-cell office:value-type="string" office:value="dori1, OGG, 23 makes great tackle">
            <text:p>dori1, OGG, 23 makes great tack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Rush">
            <text:p>Rush</text:p>
          </table:table-cell>
          <table:table-cell office:value-type="string" office:value="Brayden Schager run for 4 yds to the STAN 16">
            <text:p>Brayden Schager run for 4 yds to the STAN 16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2">
            <text:p>22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6.0">
            <text:p>6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luggo">
            <text:p>sluggo</text:p>
          </table:table-cell>
          <table:table-cell office:value-type="float" office:value="83.0">
            <text:p>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blitz5, dorn + ILB, no pressure till 4 seconds, PBU by 18 but BCA on route">
            <text:p>blitz5, dorn + ILB, no pressure till 4 seconds, PBU by 18 but BCA on rou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3">
            <text:p>23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6.0">
            <text:p>6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11.0">
            <text:p>11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top">
            <text:p>stop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.0">
            <text:p>20.0</text:p>
          </table:table-cell>
          <table:table-cell office:value-type="float" office:value="8.0">
            <text:p>8.0</text:p>
          </table:table-cell>
          <table:table-cell office:value-type="string" office:value="4 over 3 but so spaced out on 3rd &amp; 6 that give up easy 5 + 4 YAC">
            <text:p>4 over 3 but so spaced out on 3rd &amp; 6 that give up easy 5 + 4 YAC</text:p>
          </table:table-cell>
          <table:table-cell office:value-type="float" office:value="32.3">
            <text:p>32.3</text:p>
          </table:table-cell>
          <table:table-cell office:value-type="string" office:value="">
            <text:p/>
          </table:table-cell>
          <table:table-cell office:value-type="string" office:value="fd">
            <text:p>fd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float" office:value="9.0">
            <text:p>9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9 yds to the STAN 7 for a 1ST down">
            <text:p>Brayden Schager pass complete to Pofele Ashlock for 9 yds to the STAN 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9.0">
            <text:p>9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4">
            <text:p>24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7.0">
            <text:p>7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  <table:table-cell office:value-type="string" office:value="t">
            <text:p>t</text:p>
          </table:table-cell>
          <table:table-cell office:value-type="string" office:value="o11">
            <text:p>o11</text:p>
          </table:table-cell>
          <table:table-cell office:value-type="float" office:value="313">
            <text:p>313</text:p>
          </table:table-cell>
          <table:table-cell office:value-type="string" office:value="out">
            <text:p>out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.0">
            <text:p>8.0</text:p>
          </table:table-cell>
          <table:table-cell office:value-type="float" office:value="23.0">
            <text:p>23.0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string" office:value="insane zone coverage with wrong personnel, but shitty BCA never shows it, infuriating">
            <text:p>insane zone coverage with wrong personnel, but shitty BCA never shows it, infuriat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7">
            <text:p>7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string" office:value="Passing Touchdown">
            <text:p>Passing Touchdown</text:p>
          </table:table-cell>
          <table:table-cell office:value-type="string" office:value="Brayden Schager pass complete to Pofele Ashlock for 7 yds for a TD (Matthew Shipley KICK)">
            <text:p>Brayden Schager pass complete to Pofele Ashlock for 7 yds for a TD (Matthew Shipley KICK)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5">
            <text:p>25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 ">
            <text:p>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6">
            <text:p>26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d">
            <text:p>d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p11">
            <text:p>p11</text:p>
          </table:table-cell>
          <table:table-cell office:value-type="float" office:value="222">
            <text:p>222</text:p>
          </table:table-cell>
          <table:table-cell office:value-type="string" office:value="outside RB">
            <text:p>outside RB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rop">
            <text:p>dr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14">
            <text:p>14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float" office:value="71.0">
            <text:p>7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7">
            <text:p>27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 pressure, happy feet, holding as QB exits the pocket by 66 against 98 but 98 didn't accomplish anything">
            <text:p>no pressure, happy feet, holding as QB exits the pocket by 66 against 98 but 98 didn't accomplish anyth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14">
            <text:p>14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float" office:value="71.0">
            <text:p>71.0</text:p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string" office:value="Penalty">
            <text:p>Penalty</text:p>
          </table:table-cell>
          <table:table-cell office:value-type="string" office:value="QB Keeper SCHAGER, Brayden rush up the middle for no gain to the HAW29 (BERNADEL, Gaethan). PENALTY HAW Holding on MUASAU, Sergio enforced 10 yards from the HAW29 to the HAW19 [SG]. NO PLAY (replay the down).">
            <text:p>QB Keeper SCHAGER, Brayden rush up the middle for no gain to the HAW29 (BERNADEL, Gaethan). PENALTY HAW Holding on MUASAU, Sergio enforced 10 yards from the HAW29 to the HAW19 [SG]. NO PLAY (replay the down).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8">
            <text:p>28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20.0">
            <text:p>2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13">
            <text:p>213</text:p>
          </table:table-cell>
          <table:table-cell office:value-type="string" office:value="stop">
            <text:p>stop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.0">
            <text:p>20.0</text:p>
          </table:table-cell>
          <table:table-cell office:value-type="string" office:value="fd18 hurt">
            <text:p>fd18 hur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14">
            <text:p>14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float" office:value="81.0">
            <text:p>81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12 yds to the HAW 31">
            <text:p>Brayden Schager pass complete to Pofele Ashlock for 12 yds to the HAW 31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29">
            <text:p>29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8.0">
            <text:p>8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dumpoff">
            <text:p>dumpoff</text:p>
          </table:table-cell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qtnp, just first open guy he sees when scanning, doesn't matter that it's minimal yardage, DB murders">
            <text:p>qtnp, just first open guy he sees when scanning, doesn't matter that it's minimal yardage, DB murders</text:p>
          </table:table-cell>
          <table:table-cell office:value-type="float" office:value="43.39">
            <text:p>43.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14">
            <text:p>14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Greyson Morgan for 4 yds to the HAW 35">
            <text:p>Brayden Schager pass complete to Greyson Morgan for 4 yds to the HAW 35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0">
            <text:p>30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1">
            <text:p>31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post">
            <text:p>post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ood coverage, PBU">
            <text:p>good coverage, PB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2">
            <text:p>32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r">
            <text:p>r</text:p>
          </table:table-cell>
          <table:table-cell office:value-type="string" office:value="d">
            <text:p>d</text:p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BCS, no clue">
            <text:p>BCS, no clu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string" office:value="Penalty">
            <text:p>Penalty</text:p>
          </table:table-cell>
          <table:table-cell office:value-type="string" office:value="HINES, Tylan rush up the middle for a gain of 2 yards to the HAW27 (KENELEY, Lance). PENALTY HAW Holding on ATKINS, Joshua enforced 10 yards from the HAW25 to the HAW15 [SG]. NO PLAY (replay the down).">
            <text:p>HINES, Tylan rush up the middle for a gain of 2 yards to the HAW27 (KENELEY, Lance). PENALTY HAW Holding on ATKINS, Joshua enforced 10 yards from the HAW25 to the HAW15 [SG]. NO PLAY (replay the dow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0.0">
            <text:p>-10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3">
            <text:p>33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20.0">
            <text:p>2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in">
            <text:p>in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.0">
            <text:p>8.0</text:p>
          </table:table-cell>
          <table:table-cell office:value-type="string" office:value="dori1, ">
            <text:p>dori1,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float" office:value="85.0">
            <text:p>85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10 yds to the HAW 25">
            <text:p>Brayden Schager pass complete to Koali Nishigaya for 10 yds to the HAW 25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4">
            <text:p>34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ack">
            <text:p>sack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ight tackle is beaten right off the snap, right guard gets so distracted by it he doesn’t pick up the twist">
            <text:p>Right tackle is beaten right off the snap, right guard gets so distracted by it he doesn’t pick up the twist</text:p>
          </table:table-cell>
          <table:table-cell office:value-type="float" office:value="56.07">
            <text:p>56.0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-7.0">
            <text:p>-7.0</text:p>
          </table:table-cell>
          <table:table-cell office:value-type="string" office:value="Sack">
            <text:p>Sack</text:p>
          </table:table-cell>
          <table:table-cell office:value-type="string" office:value="Brayden Schager sacked by David Bailey for a loss of 7 yards to the HAW 18">
            <text:p>Brayden Schager sacked by David Bailey for a loss of 7 yards to the HAW 18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-7.0">
            <text:p>-7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5">
            <text:p>35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6">
            <text:p>36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tunnel">
            <text:p>tunnel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80.0">
            <text:p>80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3 yds to the STAN 23">
            <text:p>Brayden Schager pass complete to Pofele Ashlock for 3 yds to the STAN 23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7">
            <text:p>37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7.0">
            <text:p>7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eadball">
            <text:p>deadba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77.0">
            <text:p>77.0</text:p>
          </table:table-cell>
          <table:table-cell office:value-type="string" office:value="">
            <text:p/>
          </table:table-cell>
          <table:table-cell office:value-type="float" office:value="15.0">
            <text:p>15.0</text:p>
          </table:table-cell>
          <table:table-cell office:value-type="string" office:value="Penalty">
            <text:p>Penalty</text:p>
          </table:table-cell>
          <table:table-cell office:value-type="string" office:value="Stanford Penalty, Roughing the Passer on BUCKEY, Zach enforced (Zach Buckey) to the HAW 38 for a 1ST down">
            <text:p>Stanford Penalty, Roughing the Passer on BUCKEY, Zach enforced (Zach Buckey) to the HAW 38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5.0">
            <text:p>1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8">
            <text:p>38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in">
            <text:p>in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7.0">
            <text:p>77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51.0">
            <text:p>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OL collapsing too much again, QB can't step up into throw, wobbly throw">
            <text:p>IOL collapsing too much again, QB can't step up into throw, wobbly thro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39">
            <text:p>39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40">
            <text:p>240</text:p>
          </table:table-cell>
          <table:table-cell office:value-type="string" office:value="flat">
            <text:p>flat</text:p>
          </table:table-cell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n, drop, but 23 would have tackled him with minimal gain, 33 demolishes rbPP but irrel">
            <text:p>dorn, drop, but 23 would have tackled him with minimal gain, 33 demolishes rbPP but irre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0">
            <text:p>40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in">
            <text:p>in</text:p>
          </table:table-cell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BCA on coverage, holy shit I can't see anything">
            <text:p>BCA on coverage, holy shit I can't see anyth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Alex Perry for 13 yds to the STAN 49 for a 1ST down">
            <text:p>Brayden Schager pass complete to Alex Perry for 13 yds to the STAN 49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1">
            <text:p>41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6.0">
            <text:p>6.0</text:p>
          </table:table-cell>
          <table:table-cell office:value-type="string" office:value="b">
            <text:p>b</text:p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post">
            <text:p>post</text:p>
          </table:table-cell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  <table:table-cell office:value-type="float" office:value="84.0">
            <text:p>84.0</text:p>
          </table:table-cell>
          <table:table-cell office:value-type="float" office:value="92.0">
            <text:p>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  <table:table-cell office:value-type="float" office:value="20.0">
            <text:p>20.0</text:p>
          </table:table-cell>
          <table:table-cell office:value-type="string" office:value="WR has CB cooked but outruns/loses eyes on pass, C getting crushed into QB so can't step into properly to place in endzone">
            <text:p>WR has CB cooked but outruns/loses eyes on pass, C getting crushed into QB so can't step into properly to place in endzone</text:p>
          </table:table-cell>
          <table:table-cell office:value-type="string" office:value="1.04.44">
            <text:p>1.04.44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49.0">
            <text:p>49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2">
            <text:p>42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ack">
            <text:p>sack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8.0">
            <text:p>78.0</text:p>
          </table:table-cell>
          <table:table-cell office:value-type="float" office:value="44.0">
            <text:p>44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ight tackle loses control of his block, Schaeger has nowhere to step up into">
            <text:p>Right tackle loses control of his block, Schaeger has nowhere to step up into</text:p>
          </table:table-cell>
          <table:table-cell office:value-type="string" office:value="1.05.20">
            <text:p>1.05.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49.0">
            <text:p>49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Rush">
            <text:p>Rush</text:p>
          </table:table-cell>
          <table:table-cell office:value-type="string" office:value="Brayden Schager run for 1 yd to the STAN 48">
            <text:p>Brayden Schager run for 1 yd to the STAN 48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3">
            <text:p>43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9.0">
            <text:p>9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83.0">
            <text:p>83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ight tackle and right guard cannot work together to beat the stunt, though the back does his job, insane bounce off one receiver and into another's arms">
            <text:p>Right tackle and right guard cannot work together to beat the stunt, though the back does his job, insane bounce off one receiver and into another's arms</text:p>
          </table:table-cell>
          <table:table-cell office:value-type="string" office:value="1.06.34">
            <text:p>1.06.3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48.0">
            <text:p>48.0</text:p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arsyn Pupunu for 33 yds to the STAN 15 for a 1ST down">
            <text:p>Brayden Schager pass complete to Karsyn Pupunu for 33 yds to the STAN 15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4">
            <text:p>44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40">
            <text:p>240</text:p>
          </table:table-cell>
          <table:table-cell office:value-type="string" office:value="corner">
            <text:p>corner</text:p>
          </table:table-cell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n, Right tackle is late off the snap, back moves inside and NB hurries the throw">
            <text:p>Dorn, Right tackle is late off the snap, back moves inside and NB hurries the throw</text:p>
          </table:table-cell>
          <table:table-cell office:value-type="string" office:value="1.09.10">
            <text:p>1.09.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15.0">
            <text:p>15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5">
            <text:p>45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7.0">
            <text:p>7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FG made">
            <text:p>FG 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cluded for formatting">
            <text:p>included for formatt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1">
            <text:p>21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15.0">
            <text:p>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G made">
            <text:p>FG made</text:p>
          </table:table-cell>
          <table:table-cell office:value-type="string" office:value="FG made">
            <text:p>FG mad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6">
            <text:p>46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7">
            <text:p>47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string" office:value="b">
            <text:p>b</text:p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flag">
            <text:p>flag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  <table:table-cell office:value-type="float" office:value="54.0">
            <text:p>54.0</text:p>
          </table:table-cell>
          <table:table-cell office:value-type="float" office:value="23.0">
            <text:p>23.0</text:p>
          </table:table-cell>
          <table:table-cell office:value-type="float" office:value="54.0">
            <text:p>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float" office:value="20.0">
            <text:p>20.0</text:p>
          </table:table-cell>
          <table:table-cell office:value-type="string" office:value="dori1, this is the only threat hawaii poses, the bomb to 86, cooks the DBs, qb under some pressure too, even with this + FM still turnover on downs because no efficiency or run game, and took a sack">
            <text:p>dori1, this is the only threat hawaii poses, the bomb to 86, cooks the DBs, qb under some pressure too, even with this + FM still turnover on downs because no efficiency or run game, and took a sack</text:p>
          </table:table-cell>
          <table:table-cell office:value-type="string" office:value="1.17.00">
            <text:p>1.17.00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38.0">
            <text:p>38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38 yds to the STAN 37 for a 1ST down">
            <text:p>Brayden Schager pass complete to Pofele Ashlock for 38 yds to the STAN 3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38.0">
            <text:p>38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8">
            <text:p>48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string" office:value="b">
            <text:p>b</text:p>
          </table:table-cell>
          <table:table-cell office:value-type="string" office:value="p11">
            <text:p>p11</text:p>
          </table:table-cell>
          <table:table-cell office:value-type="float" office:value="222">
            <text:p>222</text:p>
          </table:table-cell>
          <table:table-cell office:value-type="string" office:value="scramble">
            <text:p>scramble</text:p>
          </table:table-cell>
          <table:table-cell office:value-type="float" office:value="30.0">
            <text:p>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0.0">
            <text:p>30.0</text:p>
          </table:table-cell>
          <table:table-cell office:value-type="float" office:value="78.0">
            <text:p>78.0</text:p>
          </table:table-cell>
          <table:table-cell office:value-type="float" office:value="23.0">
            <text:p>23.0</text:p>
          </table:table-cell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  <table:table-cell office:value-type="float" office:value="23.0">
            <text:p>23.0</text:p>
          </table:table-cell>
          <table:table-cell office:value-type="string" office:value="blitz5, NB, 23 beats RT, uncalled holding, then FMs QB, 33 abandons zone">
            <text:p>blitz5, NB, 23 beats RT, uncalled holding, then FMs QB, 33 abandons z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37.0">
            <text:p>37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Landon Sims for 5 yds to the STAN 32">
            <text:p>Brayden Schager pass complete to Landon Sims for 5 yds to the STAN 32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49">
            <text:p>49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5.0">
            <text:p>5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eadball">
            <text:p>deadba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string" office:value="">
            <text:p/>
          </table:table-cell>
          <table:table-cell office:value-type="float" office:value="15.0">
            <text:p>15.0</text:p>
          </table:table-cell>
          <table:table-cell office:value-type="string" office:value="Penalty">
            <text:p>Penalty</text:p>
          </table:table-cell>
          <table:table-cell office:value-type="string" office:value="Stanford Penalty, Face mask (15 yards) (David Bailey) to the STAN 17 for a 1ST down">
            <text:p>Stanford Penalty, Face mask (15 yards) (David Bailey) to the STAN 1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5.0">
            <text:p>1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0">
            <text:p>50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r">
            <text:p>r</text:p>
          </table:table-cell>
          <table:table-cell office:value-type="string" office:value="o">
            <text:p>o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iz">
            <text:p>iz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aco, just kind of knocks over 23">
            <text:p>yaco, just kind of knocks over 23</text:p>
          </table:table-cell>
          <table:table-cell office:value-type="string" office:value="1.18.50">
            <text:p>1.18.50</text:p>
          </table:table-cell>
          <table:table-cell office:value-type="string" office:value="">
            <text:p/>
          </table:table-cell>
          <table:table-cell office:value-type="string" office:value="hi">
            <text:p>hi</text:p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Rush">
            <text:p>Rush</text:p>
          </table:table-cell>
          <table:table-cell office:value-type="string" office:value="Solo Vaipulu run for 4 yds to the STAN 13">
            <text:p>Solo Vaipulu run for 4 yds to the STAN 13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1">
            <text:p>51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6.0">
            <text:p>6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dumpoff">
            <text:p>dumpoff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i1, catch with knee on ground">
            <text:p>dori1, catch with knee on groun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3 yds to the STAN 10">
            <text:p>Brayden Schager pass complete to Koali Nishigaya for 3 yds to the STAN 1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2">
            <text:p>52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3.0">
            <text:p>3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8.0">
            <text:p>8.0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throwaway">
            <text:p>throwaway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7.0">
            <text:p>77.0</text:p>
          </table:table-cell>
          <table:table-cell office:value-type="float" office:value="61.0">
            <text:p>61.0</text:p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i1, Center gets beat and the back doesn’t assist because he is concentrating on the linebacker the left guard is controlling, QB cannot see #88 open for the conversion">
            <text:p>Dori1, Center gets beat and the back doesn’t assist because he is concentrating on the linebacker the left guard is controlling, QB cannot see #88 open for the conversion</text:p>
          </table:table-cell>
          <table:table-cell office:value-type="string" office:value="1.21.09">
            <text:p>1.21.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3">
            <text:p>53</text:p>
          </table:table-cell>
          <table:table-cell office:value-type="string" office:value="O">
            <text:p>O</text:p>
          </table:table-cell>
          <table:table-cell office:value-type="string" office:value="4th">
            <text:p>4th</text:p>
          </table:table-cell>
          <table:table-cell office:value-type="float" office:value="3.0">
            <text:p>3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t on video">
            <text:p>not on vide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4">
            <text:p>24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float" office:value="-7.0">
            <text:p>-7.0</text:p>
          </table:table-cell>
          <table:table-cell office:value-type="string" office:value="Sack">
            <text:p>Sack</text:p>
          </table:table-cell>
          <table:table-cell office:value-type="string" office:value="Brayden Schager sacked by Anthony Franklin for a loss of 7 yards to the STAN 17">
            <text:p>Brayden Schager sacked by Anthony Franklin for a loss of 7 yards to the STAN 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7.0">
            <text:p>-7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4">
            <text:p>54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5">
            <text:p>55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comeback">
            <text:p>comeback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.0">
            <text:p>6.0</text:p>
          </table:table-cell>
          <table:table-cell office:value-type="string" office:value="quick throw">
            <text:p>quick thro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Steven McBride for 7 yds to the HAW 32">
            <text:p>Brayden Schager pass complete to Steven McBride for 7 yds to the HAW 32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7.0">
            <text:p>7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6">
            <text:p>56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3.0">
            <text:p>3.0</text:p>
          </table:table-cell>
          <table:table-cell office:value-type="string" office:value="r">
            <text:p>r</text:p>
          </table:table-cell>
          <table:table-cell office:value-type="string" office:value="o">
            <text:p>o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rpo give">
            <text:p>rpo give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7.0">
            <text:p>77.0</text:p>
          </table:table-cell>
          <table:table-cell office:value-type="float" office:value="61.0">
            <text:p>61.0</text:p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.0">
            <text:p>8.0</text:p>
          </table:table-cell>
          <table:table-cell office:value-type="string" office:value="Center loses his block, right guard whiffs, but hi2 makes fd8 miss in the hole">
            <text:p>Center loses his block, right guard whiffs, but hi2 makes fd8 miss in the hole</text:p>
          </table:table-cell>
          <table:table-cell office:value-type="string" office:value="1.34.38">
            <text:p>1.34.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68.0">
            <text:p>6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Rush">
            <text:p>Rush</text:p>
          </table:table-cell>
          <table:table-cell office:value-type="string" office:value="Tylan Hines run for 5 yds to the HAW 37 for a 1ST down">
            <text:p>Tylan Hines run for 5 yds to the HAW 37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7">
            <text:p>57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13">
            <text:p>213</text:p>
          </table:table-cell>
          <table:table-cell office:value-type="string" office:value="out">
            <text:p>out</text:p>
          </table:table-cell>
          <table:table-cell office:value-type="float" office:value="86.0">
            <text:p>86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string" office:value="dori2, BCA, fuck you CBS">
            <text:p>dori2, BCA, fuck you C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float" office:value="28.0">
            <text:p>28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28 yds to the STAN 35 for a 1ST down">
            <text:p>Brayden Schager pass complete to Pofele Ashlock for 28 yds to the STAN 35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28.0">
            <text:p>28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8">
            <text:p>58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9.0">
            <text:p>9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in">
            <text:p>in</text:p>
          </table:table-cell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  <table:table-cell office:value-type="string" office:value="BCA, what the fuck is the matter with you show the route or a replay">
            <text:p>BCA, what the fuck is the matter with you show the route or a repl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0">
            <text:p>35.0</text:p>
          </table:table-cell>
          <table:table-cell office:value-type="string" office:value="">
            <text:p/>
          </table:table-cell>
          <table:table-cell office:value-type="float" office:value="11.0">
            <text:p>11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Alex Perry for 11 yds to the STAN 24 for a 1ST down">
            <text:p>Brayden Schager pass complete to Alex Perry for 11 yds to the STAN 24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1.0">
            <text:p>11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59">
            <text:p>59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9.0">
            <text:p>9.0</text:p>
          </table:table-cell>
          <table:table-cell office:value-type="float" office:value="5.0">
            <text:p>5.0</text:p>
          </table:table-cell>
          <table:table-cell office:value-type="string" office:value="t">
            <text:p>t</text:p>
          </table:table-cell>
          <table:table-cell office:value-type="string" office:value="o11">
            <text:p>o11</text:p>
          </table:table-cell>
          <table:table-cell office:value-type="float" office:value="213">
            <text:p>213</text:p>
          </table:table-cell>
          <table:table-cell office:value-type="string" office:value="corner">
            <text:p>corner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.0">
            <text:p>6.0</text:p>
          </table:table-cell>
          <table:table-cell office:value-type="string" office:value="great body control not much separation but 6 can't defend this">
            <text:p>great body control not much separation but 6 can't defend this</text:p>
          </table:table-cell>
          <table:table-cell office:value-type="string" office:value="1.36.45">
            <text:p>1.36.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14.0">
            <text:p>14.0</text:p>
          </table:table-cell>
          <table:table-cell office:value-type="float" office:value="52.0">
            <text:p>52.0</text:p>
          </table:table-cell>
          <table:table-cell office:value-type="float" office:value="24.0">
            <text:p>24.0</text:p>
          </table:table-cell>
          <table:table-cell office:value-type="string" office:value="">
            <text:p/>
          </table:table-cell>
          <table:table-cell office:value-type="float" office:value="24.0">
            <text:p>24.0</text:p>
          </table:table-cell>
          <table:table-cell office:value-type="string" office:value="Passing Touchdown">
            <text:p>Passing Touchdown</text:p>
          </table:table-cell>
          <table:table-cell office:value-type="string" office:value="Brayden Schager pass complete to Steven McBride for 24 yds for a TD">
            <text:p>Brayden Schager pass complete to Steven McBride for 24 yds for a TD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boolean" office:value="false">
            <text:p>FALSE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0">
            <text:p>60</text:p>
          </table:table-cell>
          <table:table-cell office:value-type="string" office:value="O">
            <text:p>O</text:p>
          </table:table-cell>
          <table:table-cell office:value-type="string" office:value="C">
            <text:p>C</text:p>
          </table:table-cell>
          <table:table-cell office:value-type="float" office:value="3.0">
            <text:p>3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9.0">
            <text:p>9.0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o11">
            <text:p>o11</text:p>
          </table:table-cell>
          <table:table-cell office:value-type="float" office:value="222">
            <text:p>222</text:p>
          </table:table-cell>
          <table:table-cell office:value-type="string" office:value="throwaway">
            <text:p>throwaway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8.0">
            <text:p>78.0</text:p>
          </table:table-cell>
          <table:table-cell office:value-type="float" office:value="54.0">
            <text:p>54.0</text:p>
          </table:table-cell>
          <table:table-cell office:value-type="float" office:value="98.0">
            <text:p>98.0</text:p>
          </table:table-cell>
          <table:table-cell office:value-type="float" office:value="51.0">
            <text:p>51.0</text:p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ush3, everyone gets thru">
            <text:p>rush3, everyone gets thru</text:p>
          </table:table-cell>
          <table:table-cell office:value-type="string" office:value="1.37.56">
            <text:p>1.37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14.0">
            <text:p>14.0</text:p>
          </table:table-cell>
          <table:table-cell office:value-type="float" office:value="52.0">
            <text:p>52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, Two-point conversion failed">
            <text:p>Brayden Schager pass incomplete, Two-point conversion failed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1">
            <text:p>61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2">
            <text:p>62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00">
            <text:p>00</text:p>
          </table:table-cell>
          <table:table-cell office:value-type="float" office:value="222">
            <text:p>222</text:p>
          </table:table-cell>
          <table:table-cell office:value-type="string" office:value="flat">
            <text:p>flat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81.0">
            <text:p>81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4 yds to the HAW 23">
            <text:p>Brayden Schager pass complete to Koali Nishigaya for 4 yds to the HAW 23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3">
            <text:p>63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6.0">
            <text:p>6.0</text:p>
          </table:table-cell>
          <table:table-cell office:value-type="string" office:value="r">
            <text:p>r</text:p>
          </table:table-cell>
          <table:table-cell office:value-type="string" office:value="o">
            <text:p>o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iz">
            <text:p>iz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  <table:table-cell office:value-type="float" office:value="77.0">
            <text:p>77.0</text:p>
          </table:table-cell>
          <table:table-cell office:value-type="float" office:value="40.0">
            <text:p>40.0</text:p>
          </table:table-cell>
          <table:table-cell office:value-type="float" office:value="94.0">
            <text:p>94.0</text:p>
          </table:table-cell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aco, Both guards lose control of their blocks, but Hines makes chicken salad for 3 yards.">
            <text:p>Yaco, Both guards lose control of their blocks, but Hines makes chicken salad for 3 yards.</text:p>
          </table:table-cell>
          <table:table-cell office:value-type="string" office:value="1.49.38">
            <text:p>1.49.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77.0">
            <text:p>77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string" office:value="Rush">
            <text:p>Rush</text:p>
          </table:table-cell>
          <table:table-cell office:value-type="string" office:value="Tylan Hines run for 3 yds to the HAW 26">
            <text:p>Tylan Hines run for 3 yds to the HAW 26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4">
            <text:p>64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3.0">
            <text:p>3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40">
            <text:p>240</text:p>
          </table:table-cell>
          <table:table-cell office:value-type="string" office:value="flat">
            <text:p>flat</text:p>
          </table:table-cell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string" office:value="rush3, RT blocks wrong guy, 4 bailing too far on 3rd &amp; 3">
            <text:p>rush3, RT blocks wrong guy, 4 bailing too far on 3rd &amp; 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Alex Perry for 5 yds to the HAW 31 for a 1ST down">
            <text:p>Brayden Schager pass complete to Alex Perry for 5 yds to the HAW 31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5">
            <text:p>65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throwaway">
            <text:p>throwaway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8.0">
            <text:p>78.0</text:p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i1, ">
            <text:p>dori1,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6">
            <text:p>66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o">
            <text:p>o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b">
            <text:p>b</text:p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dumpoff">
            <text:p>dumpoff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2.0">
            <text:p>92.0</text:p>
          </table:table-cell>
          <table:table-cell office:value-type="string" office:value="Dori2, 92 bails into coverage but then is shit">
            <text:p>Dori2, 92 bails into coverage but then is shit</text:p>
          </table:table-cell>
          <table:table-cell office:value-type="string" office:value="1.51.09">
            <text:p>1.51.09</text:p>
          </table:table-cell>
          <table:table-cell office:value-type="string" office:value="">
            <text:p/>
          </table:table-cell>
          <table:table-cell office:value-type="string" office:value="fd">
            <text:p>fd</text:p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12 yds to the HAW 43 for a 1ST down">
            <text:p>Brayden Schager pass complete to Koali Nishigaya for 12 yds to the HAW 43 for a 1ST down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12.0">
            <text:p>12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7">
            <text:p>67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d">
            <text:p>d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flanker">
            <text:p>flanker</text:p>
          </table:table-cell>
          <table:table-cell office:value-type="float" office:value="84.0">
            <text:p>84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n, drop">
            <text:p>dorn, dr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8">
            <text:p>68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d">
            <text:p>d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outside RB">
            <text:p>outside RB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  <table:table-cell office:value-type="float" office:value="54.0">
            <text:p>54.0</text:p>
          </table:table-cell>
          <table:table-cell office:value-type="float" office:value="23.0">
            <text:p>23.0</text:p>
          </table:table-cell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eft tackle whiffs, Shager doesn’t even have time for an accurate dump off, fd23 hurt">
            <text:p>Left tackle whiffs, Shager doesn’t even have time for an accurate dump off, fd23 hurt</text:p>
          </table:table-cell>
          <table:table-cell office:value-type="string" office:value="1.52.11">
            <text:p>1.52.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69">
            <text:p>69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s">
            <text:p>s</text:p>
          </table:table-cell>
          <table:table-cell office:value-type="string" office:value="d">
            <text:p>d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o10">
            <text:p>o10</text:p>
          </table:table-cell>
          <table:table-cell office:value-type="float" office:value="231">
            <text:p>231</text:p>
          </table:table-cell>
          <table:table-cell office:value-type="string" office:value="inside RB">
            <text:p>inside RB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rop">
            <text:p>dr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0">
            <text:p>70</text:p>
          </table:table-cell>
          <table:table-cell office:value-type="string" office:value="O">
            <text:p>O</text:p>
          </table:table-cell>
          <table:table-cell office:value-type="string" office:value="4th">
            <text:p>4th</text:p>
          </table:table-cell>
          <table:table-cell office:value-type="float" office:value="10.0">
            <text:p>10.0</text:p>
          </table:table-cell>
          <table:table-cell office:value-type="string" office:value="p">
            <text:p>p</text:p>
          </table:table-cell>
          <table:table-cell office:value-type="string" office:value="d">
            <text:p>d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b">
            <text:p>b</text:p>
          </table:table-cell>
          <table:table-cell office:value-type="string" office:value="o10">
            <text:p>o10</text:p>
          </table:table-cell>
          <table:table-cell office:value-type="float" office:value="222">
            <text:p>222</text:p>
          </table:table-cell>
          <table:table-cell office:value-type="string" office:value="sack">
            <text:p>sack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20.0">
            <text:p>20.0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rn, Have to have this play, left guard whiffs on the blitzing DB, uncalled holding by hi78 vs fd40">
            <text:p>Dorn, Have to have this play, left guard whiffs on the blitzing DB, uncalled holding by hi78 vs fd40</text:p>
          </table:table-cell>
          <table:table-cell office:value-type="string" office:value="1.53.50">
            <text:p>1.53.5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0">
            <text:p>3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float" office:value="-12.0">
            <text:p>-12.0</text:p>
          </table:table-cell>
          <table:table-cell office:value-type="string" office:value="Sack">
            <text:p>Sack</text:p>
          </table:table-cell>
          <table:table-cell office:value-type="string" office:value="Brayden Schager sacked by Scotty Edwards for a loss of 12 yards to the HAW 31">
            <text:p>Brayden Schager sacked by Scotty Edwards for a loss of 12 yards to the HAW 31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float" office:value="-12.0">
            <text:p>-12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1">
            <text:p>71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2">
            <text:p>72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64.0">
            <text:p>64.0</text:p>
          </table:table-cell>
          <table:table-cell office:value-type="string" office:value="">
            <text:p/>
          </table:table-cell>
          <table:table-cell office:value-type="float" office:value="9.0">
            <text:p>9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Steven McBride for 9 yds to the HAW 45">
            <text:p>Brayden Schager pass complete to Steven McBride for 9 yds to the HAW 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.0">
            <text:p>9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3">
            <text:p>73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.0">
            <text:p>1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55.0">
            <text:p>55.0</text:p>
          </table:table-cell>
          <table:table-cell office:value-type="string" office:value="">
            <text:p/>
          </table:table-cell>
          <table:table-cell office:value-type="float" office:value="-2.0">
            <text:p>-2.0</text:p>
          </table:table-cell>
          <table:table-cell office:value-type="string" office:value="Sack">
            <text:p>Sack</text:p>
          </table:table-cell>
          <table:table-cell office:value-type="string" office:value="Brayden Schager sacked by Aaron Armitage for a loss of 2 yards to the HAW 43">
            <text:p>Brayden Schager sacked by Aaron Armitage for a loss of 2 yards to the HAW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2.0">
            <text:p>-2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4">
            <text:p>74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3.0">
            <text:p>3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Pofele Ashlock for 5 yds to the HAW 48 for a 1ST down">
            <text:p>Brayden Schager pass complete to Pofele Ashlock for 5 yds to the HAW 48 for a 1ST do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5">
            <text:p>75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6">
            <text:p>76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7">
            <text:p>77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float" office:value="11.0">
            <text:p>11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Koali Nishigaya for 11 yds to the STAN 41 for a 1ST down">
            <text:p>Brayden Schager pass complete to Koali Nishigaya for 11 yds to the STAN 41 for a 1ST do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1.0">
            <text:p>11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8">
            <text:p>78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41.0">
            <text:p>4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79">
            <text:p>79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41.0">
            <text:p>41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Tylan Hines for 10 yds to the STAN 31 for a 1ST down">
            <text:p>Brayden Schager pass complete to Tylan Hines for 10 yds to the STAN 31 for a 1ST do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0">
            <text:p>80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10.0">
            <text:p>10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9.0">
            <text:p>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31.0">
            <text:p>31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Chuuky Hines for 5 yds to the STAN 26">
            <text:p>Brayden Schager pass complete to Chuuky Hines for 5 yds to the STAN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1">
            <text:p>81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5.0">
            <text:p>5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26.0">
            <text:p>26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2">
            <text:p>82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5.0">
            <text:p>5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26.0">
            <text:p>26.0</text:p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complete to Tylan Hines for 18 yds to the STAN 8 for a 1ST down">
            <text:p>Brayden Schager pass complete to Tylan Hines for 18 yds to the STAN 8 for a 1ST do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3">
            <text:p>83</text:p>
          </table:table-cell>
          <table:table-cell office:value-type="string" office:value="O">
            <text:p>O</text:p>
          </table:table-cell>
          <table:table-cell office:value-type="string" office:value="1st">
            <text:p>1st</text:p>
          </table:table-cell>
          <table:table-cell office:value-type="float" office:value="8.0">
            <text:p>8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4">
            <text:p>84</text:p>
          </table:table-cell>
          <table:table-cell office:value-type="string" office:value="O">
            <text:p>O</text:p>
          </table:table-cell>
          <table:table-cell office:value-type="string" office:value="2nd">
            <text:p>2nd</text:p>
          </table:table-cell>
          <table:table-cell office:value-type="float" office:value="8.0">
            <text:p>8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2.0">
            <text:p>22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Pass Incompletion">
            <text:p>Pass Incompletion</text:p>
          </table:table-cell>
          <table:table-cell office:value-type="string" office:value="Brayden Schager pass incomplete">
            <text:p>Brayden Schager pass incomple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5">
            <text:p>85</text:p>
          </table:table-cell>
          <table:table-cell office:value-type="string" office:value="O">
            <text:p>O</text:p>
          </table:table-cell>
          <table:table-cell office:value-type="string" office:value="3rd">
            <text:p>3rd</text:p>
          </table:table-cell>
          <table:table-cell office:value-type="float" office:value="8.0">
            <text:p>8.0</text:p>
          </table:table-cell>
          <table:table-cell office:value-type="string" office:value="x">
            <text:p>x</text:p>
          </table:table-cell>
          <table:table-cell office:value-type="string" office:value="d">
            <text:p>d</text:p>
          </table:table-cell>
          <table:table-cell office:value-type="float" office:value="11.0">
            <text:p>11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  <table:table-cell office:value-type="float" office:value="-8.0">
            <text:p>-8.0</text:p>
          </table:table-cell>
          <table:table-cell office:value-type="string" office:value="Sack">
            <text:p>Sack</text:p>
          </table:table-cell>
          <table:table-cell office:value-type="string" office:value="Brayden Schager sacked by David Bailey for a loss of 8 yards to the STAN 16">
            <text:p>Brayden Schager sacked by David Bailey for a loss of 8 yards to the STAN 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8.0">
            <text:p>-8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6">
            <text:p>86</text:p>
          </table:table-cell>
          <table:table-cell office:value-type="string" office:value="O">
            <text:p>O</text:p>
          </table:table-cell>
          <table:table-cell office:value-type="string" office:value="4th">
            <text:p>4th</text:p>
          </table:table-cell>
          <table:table-cell office:value-type="float" office:value="16.0">
            <text:p>16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15.0">
            <text:p>15.0</text:p>
          </table:table-cell>
          <table:table-cell office:value-type="string" office:value="t">
            <text:p>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22.0">
            <text:p>22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string" office:value="Passing Touchdown">
            <text:p>Passing Touchdown</text:p>
          </table:table-cell>
          <table:table-cell office:value-type="string" office:value="Brayden Schager pass complete to Pofele Ashlock for 16 yds for a TD">
            <text:p>Brayden Schager pass complete to Pofele Ashlock for 16 yds for a T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boolean" office:value="false">
            <text:p>FALSE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7">
            <text:p>87</text:p>
          </table:table-cell>
          <table:table-cell office:value-type="string" office:value="O">
            <text:p>O</text:p>
          </table:table-cell>
          <table:table-cell office:value-type="string" office:value="C">
            <text:p>C</text:p>
          </table:table-cell>
          <table:table-cell office:value-type="float" office:value="3.0">
            <text:p>3.0</text:p>
          </table:table-cell>
          <table:table-cell office:value-type="string" office:value="x">
            <text:p>x</text:p>
          </table:table-cell>
          <table:table-cell office:value-type="string" office:value="o">
            <text:p>o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  <table:table-cell office:value-type="string" office:value="t">
            <text:p>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Garbage">
            <text:p>pGarbage</text:p>
          </table:table-cell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arbage time – end of game">
            <text:p>garbage time – end of ga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float" office:value="24.0">
            <text:p>24.0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string" office:value="Pass Reception">
            <text:p>Pass Reception</text:p>
          </table:table-cell>
          <table:table-cell office:value-type="string" office:value="Brayden Schager pass  to Devon Tauaefa for Two-Point Conversion">
            <text:p>Brayden Schager pass  to Devon Tauaefa for Two-Point Convers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boolean" office:value="true">
            <text:p>TRUE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 office:value="FD">
            <text:p>FD</text:p>
          </table:table-cell>
          <table:table-cell office:value-type="float" office:value="88">
            <text:p>88</text:p>
          </table:table-cell>
          <table:table-cell office:value-type="string" office:value="O">
            <text:p>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